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empty_20_card" svg:stroke-width="0.5cm" svg:stroke-color="#808080" draw:marker-start-width="0.95cm" draw:marker-end-width="0.95cm" svg:stroke-opacity="100%" draw:fill="none" loext:fill-use-slide-background="false" draw:textarea-horizontal-align="justify" draw:textarea-vertical-align="middle" draw:auto-grow-height="false" fo:min-height="2.096cm" fo:min-width="1.306cm" fo:padding-top="0.375cm" fo:padding-bottom="0.375cm" fo:padding-left="0.5cm" fo:padding-right="0.5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2838.98050974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empty_20_card" draw:display-name="empty card" draw:style="rect" draw:dots1="1" draw:dots1-length="10%" draw:dots2="1" draw:dots2-length="10%" draw:distance="8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5-02T07:51:26.699000000</dc:date>
    <meta:editing-duration>PT55M9S</meta:editing-duration>
    <meta:editing-cycles>10</meta:editing-cycles>
    <meta:generator>LibreOffice/24.2.2.2$Windows_X86_64 LibreOffice_project/d56cc158d8a96260b836f100ef4b4ef25d6f1a01</meta:generator>
    <meta:document-statistic meta:object-count="1"/>
  </office:meta>
</office:document-meta>
</file>